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ali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table:style-name="ce1" office:value-type="string" calcext:value-type="string">
            <text:p>/home/olivi/Bulk/fitness2019/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/$root/$project</text:p>
          </table:table-cell>
          <table:table-cell office:value-type="string" calcext:value-type="string">
            <text:p>path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07:41:23.529297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Vitrac</meta:initial-creator>
    <meta:creation-date>2019-08-10T22:20:27.604940049</meta:creation-date>
    <dc:date>2019-08-13T23:43:43.206593811</dc:date>
    <dc:creator>Olivier Vitrac</dc:creator>
    <meta:editing-duration>PT10H42M40S</meta:editing-duration>
    <meta:editing-cycles>5</meta:editing-cycles>
    <meta:generator>LibreOffice/6.0.7.3$Linux_X86_64 LibreOffice_project/00m0$Build-3</meta:generator>
    <meta:document-statistic meta:table-count="2" meta:cell-count="12" meta:object-count="0"/>
  </office:meta>
</office:document-meta>
</file>